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745a"/>
    </style:style>
    <style:style style:name="P2" style:family="paragraph" style:parent-style-name="Standard">
      <style:text-properties fo:font-weight="bold" officeooo:paragraph-rsid="0013745a" style:font-weight-asian="bold" style:font-weight-complex="bold"/>
    </style:style>
    <style:style style:name="P3" style:family="paragraph" style:parent-style-name="Standard">
      <style:text-properties officeooo:paragraph-rsid="00138af4"/>
    </style:style>
    <style:style style:name="P4" style:family="paragraph" style:parent-style-name="Standard">
      <style:text-properties fo:font-weight="bold" officeooo:paragraph-rsid="00175c3a" style:font-weight-asian="bold" style:font-weight-complex="bold"/>
    </style:style>
    <style:style style:name="P5" style:family="paragraph" style:parent-style-name="Standard">
      <style:text-properties officeooo:paragraph-rsid="00205f43"/>
    </style:style>
    <style:style style:name="T1" style:family="text">
      <style:text-properties officeooo:rsid="00138af4"/>
    </style:style>
    <style:style style:name="T2" style:family="text">
      <style:text-properties officeooo:rsid="00150a94"/>
    </style:style>
    <style:style style:name="T3" style:family="text">
      <style:text-properties officeooo:rsid="00157079"/>
    </style:style>
    <style:style style:name="T4" style:family="text">
      <style:text-properties officeooo:rsid="00170ac2"/>
    </style:style>
    <style:style style:name="T5" style:family="text">
      <style:text-properties style:text-underline-style="none" fo:font-weight="normal" officeooo:rsid="00175c3a" style:font-weight-asian="normal" style:font-weight-complex="normal"/>
    </style:style>
    <style:style style:name="T6" style:family="text">
      <style:text-properties style:text-underline-style="none" fo:font-weight="normal" officeooo:rsid="001907fd" style:font-weight-asian="normal" style:font-weight-complex="normal"/>
    </style:style>
    <style:style style:name="T7" style:family="text">
      <style:text-properties style:text-underline-style="none" fo:font-weight="normal" officeooo:rsid="001a74c3" style:font-weight-asian="normal" style:font-weight-complex="normal"/>
    </style:style>
    <style:style style:name="T8" style:family="text">
      <style:text-properties style:text-underline-style="none" fo:font-weight="normal" officeooo:rsid="001b7372" style:font-weight-asian="normal" style:font-weight-complex="normal"/>
    </style:style>
    <style:style style:name="T9" style:family="text">
      <style:text-properties style:text-underline-style="none" fo:font-weight="normal" officeooo:rsid="001c95aa" style:font-weight-asian="normal" style:font-weight-complex="normal"/>
    </style:style>
    <style:style style:name="T10" style:family="text">
      <style:text-properties style:text-underline-style="none" fo:font-weight="normal" officeooo:rsid="001cec45" style:font-weight-asian="normal" style:font-weight-complex="normal"/>
    </style:style>
    <style:style style:name="T11" style:family="text">
      <style:text-properties style:text-underline-style="none" fo:font-weight="normal" officeooo:rsid="001ee2a8" style:font-weight-asian="normal" style:font-weight-complex="normal"/>
    </style:style>
    <style:style style:name="T12" style:family="text">
      <style:text-properties style:text-underline-style="none" fo:font-weight="normal" officeooo:rsid="001ffa76" style:font-weight-asian="normal" style:font-weight-complex="normal"/>
    </style:style>
    <style:style style:name="T13" style:family="text">
      <style:text-properties style:text-underline-style="none" fo:font-weight="normal" officeooo:rsid="00205f43" style:font-weight-asian="normal" style:font-weight-complex="normal"/>
    </style:style>
    <style:style style:name="T14" style:family="text">
      <style:text-properties fo:font-weight="normal" officeooo:rsid="00175c3a" style:font-weight-asian="normal" style:font-weight-complex="normal"/>
    </style:style>
    <style:style style:name="T15" style:family="text">
      <style:text-properties officeooo:rsid="00205f4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ong with your code files, submit a text document that includes your reasons for what you did with the results screen.</text:p>
      <text:p text:style-name="P1"/>
      <text:p text:style-name="P3"><text:span text:style-name="T1">The layout of the results page is based on my dislikes of the current myGeneva course search. </text:span><text:span text:style-name="T2">My first is that the search parameters are entered on a separate page than the results are displayed on, and to return to the parameters, you have to return to that previous page (although it has to be through a special link that is on the page, or else the whole system will break if you use the browser’s navigation system). So to fix this, I put the search box and button in the top and centre of the page. </text:span><text:span text:style-name="T3">Since some users prefer to press a search button, while others want to press enter on their keyboard, I included both for searching. In the future, I plan to add advance search features such as searching by credit (CREDIT: 3) or days (DAYS: MWF). </text:span><text:span text:style-name="T2">Also, I removed data columns that I find useless, such as line and campus. I removed seats open and capacity, since the status gives the same info, but in a condensed form. I may add colour coding to show percentage full of the course in the future. Originally I didn’t have borders between rows, but I found the table to be very confusing, so I added a 1 pixel top borders and a 2 pixel bottom border for the header. </text:span><text:span text:style-name="T3">I applied a different cursor to the header to show that the headers can be <text:s/>pressed, which sorts the table based on the clicked header. Most importantly, I optimised the page to not have horizontal scroll bars. To achieve this, the page hides certain columns based on the pages size and which columns are least important. </text:span><text:span text:style-name="T4">For the next delivery, I plan to have the user click the course number to show details of the course.</text:span></text:p>
      <text:p text:style-name="P3"/>
      <text:p text:style-name="P4">Along with your code files, submit a text document that includes your reasons for what you did with the details screen.</text:p>
      <text:p text:style-name="P5"><text:span text:style-name="T14">For this delivery, I </text:span><text:span text:style-name="T5">changed a few of the plans I had originally. Initially, I was going to have the user click the course number to show details for the course, however I thought that it would be not intuitive. Instead, I changed the “Add” button to a “Details” button. Upon clicking this button, the details page is shown in a iframe overlay. I did this because from the people I interviewed, one of the dislikes they have with the current system is that the course search is over three different pages. Thus, by having the overlay, the user always is on the same page. Currently, for the user to close the overlay, they have to click outside the iframe, but I plan to add a close button in the last delivery. </text:span><text:span text:style-name="T6">I designed the details page to contain visuals and a lot of white space. </text:span><text:span text:style-name="T7">I displayed the course title first, since it doesn’t require any thinking, compared to having the course code. For the next three lines, I used sentence fragments, so that the </text:span><text:span text:style-name="T8">information can be easily read. In the first line, I included the department, course number, section number, professor, room and campus. I didn’t include the building data element, since it is part of the room element. For the professor, I noticed that the data is given always as last name, first name and middle initial, so I split the string apart and showed the first name </text:span><text:span text:style-name="T9">before the last name. <text:s/>Currently if there are multiple professors, only the first one is shown, however I will fix this error in the next delivery. The next line contains the start date and end date, </text:span><text:span text:style-name="T13">which</text:span><text:span text:style-name="T9"> I processed to show in the standard US format. The following line contains the days the course meets and the times. I expanded the days and trimmed the times to show only the hour and minute. Th</text:span><text:span text:style-name="T13">e next element </text:span><text:span text:style-name="T9">is </text:span><text:span text:style-name="T13">a </text:span><text:span text:style-name="T9">schedule, </text:span><text:span text:style-name="T13">which uses a </text:span><text:span text:style-name="T9">table </text:span><text:span text:style-name="T13">where each </text:span><text:span text:style-name="T9">row </text:span><text:span text:style-name="T13">represents </text:span><text:span text:style-name="T9">5 minutes. At the top of each hour, a horizontal line is displayed so that users can easily follow when the class meets. </text:span><text:span text:style-name="T10">If this project was expanded into a full-out course scheduler, I would use this concept to help users see when there other courses are. Below the table, I have “progress bar” showing how full the class is. Normally, it will say “X out of Y seats available”, however if the section is full, the message changes to “This course is full”. This bar gives users an option between visual and textual to be able to get the information. Similar to the fullness bar, the rating for the course is displayed in a similar “progress bar”. For both of these bars, the lighter, purer gold colour </text:span><text:span text:style-name="T11">represents what the user would more likely want to see. </text:span><text:span text:style-name="T12">In the case of the rating, the pure gold represents earn ratings, while for seat available bar, the pure gold shows seats open. The last element is the number of credits, which shows without a “s” when the course is only one credit. Other then the features mentioned earlier, I will fix an error that happens when any of the data is null and finish implementing the advance search featur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ke Saufley</meta:initial-creator>
    <meta:creation-date>2021-09-28T11:00:24.789554158</meta:creation-date>
    <dc:date>2021-10-23T23:27:14.918461764</dc:date>
    <dc:creator>Luke Saufley</dc:creator>
    <meta:editing-duration>PT32M25S</meta:editing-duration>
    <meta:editing-cycles>3</meta:editing-cycles>
    <meta:generator>LibreOffice/6.4.7.2$Linux_X86_64 LibreOffice_project/40$Build-2</meta:generator>
    <meta:document-statistic meta:table-count="0" meta:image-count="0" meta:object-count="0" meta:page-count="1" meta:paragraph-count="4" meta:word-count="876" meta:character-count="4791" meta:non-whitespace-character-count="3917"/>
  </office:meta>
</office:document-meta>
</file>